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ef46d" officeooo:paragraph-rsid="00074fb3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9pt" fo:font-weight="normal" officeooo:rsid="000ef46d" officeooo:paragraph-rsid="00074fb3" style:font-size-asian="19pt" style:font-weight-asian="normal" style:font-size-complex="19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ef46d" officeooo:paragraph-rsid="00074fb3" style:font-size-asian="12pt" style:font-weight-asian="normal" style:font-size-complex="12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0db07" style:font-size-asian="26pt" style:font-size-complex="26pt"/>
    </style:style>
    <style:style style:name="T3" style:family="text">
      <style:text-properties fo:font-size="26pt" officeooo:rsid="0008f213" style:font-size-asian="26pt" style:font-size-complex="26pt"/>
    </style:style>
    <style:style style:name="T4" style:family="text">
      <style:text-properties fo:font-size="26pt" officeooo:rsid="00098807" style:font-size-asian="26pt" style:font-size-complex="2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nde Deus Está</text:span><text:tab/><text:tab/><text:tab/>Pr. Lucas<text:span text:style-name="T5"><text:tab/></text:span><text:span text:style-name="T2">[ </text:span><text:span text:style-name="T3">01 </text:span><text:span text:style-name="T2">]</text:span></text:p>
      <text:p text:style-name="P1"/>
      <text:p text:style-name="P2">Onde Deus está, todo mal desaparece, ele é rei, ele tem poder</text:p>
      <text:p text:style-name="P2">Onde Deus está, a palavra fala forte,</text:p>
      <text:p text:style-name="P2">faz o pecador se arrepender</text:p>
      <text:p text:style-name="P2">Onde Deus está, uma simples melodia se</text:p>
      <text:p text:style-name="P2">transforma em adoração</text:p>
      <text:p text:style-name="P2">Onde Deus está, o amargurado de espírito</text:p>
      <text:p text:style-name="P2">celebra em uma canção</text:p>
      <text:p text:style-name="P2"/>
      <text:p text:style-name="P2">Onde Deus está? Ele está aqui!</text:p>
      <text:p text:style-name="P2">Onde Deus está? Ele está aqui!</text:p>
      <text:p text:style-name="P2">Onde Deus está? Ele está aqui!</text:p>
      <text:p text:style-name="P2">Onde Deus está?</text:p>
      <text:p text:style-name="P2"/>
      <text:p text:style-name="P2">Rei da glória</text:p>
      <text:p text:style-name="P2">Deus de todo o poder</text:p>
      <text:p text:style-name="P2">Vem agora</text:p>
      <text:p text:style-name="P2">Derrama o teu amor</text:p>
      <text:p text:style-name="P2">Aqui mais uma vez</text:p>
      <text:p text:style-name="P2"/>
      <text:p text:style-name="P2">Onde Deus está? Na igreja, na sua casa</text:p>
      <text:p text:style-name="P2">No seu carro ou no seu coração</text:p>
      <text:p text:style-name="P2">Onde Deus está, não importa o lugar</text:p>
      <text:p text:style-name="P2">Sempre haverá transformação!</text:p>
      <text:p text:style-name="P2">Onde Deus está tanta coisa</text:p>
      <text:p text:style-name="P2">Acontece que não cabe aqui nessa canção</text:p>
      <text:p text:style-name="P2">Então não se distraia</text:p>
      <text:p text:style-name="P2">Fique na presença dele</text:p>
      <text:p text:style-name="P2">E vamos juntos em ador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23.999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02T14:35:58.150541277</dc:date>
    <meta:editing-duration>PT12M20S</meta:editing-duration>
    <meta:editing-cycles>4</meta:editing-cycles>
    <meta:generator>LibreOffice/5.4.1.2.0$Linux_X86_64 LibreOffice_project/40m0$Build-2</meta:generator>
    <meta:print-date>2017-11-02T14:30:09.110443717</meta:print-date>
    <meta:document-statistic meta:table-count="0" meta:image-count="0" meta:object-count="0" meta:page-count="1" meta:paragraph-count="26" meta:word-count="142" meta:character-count="726" meta:non-whitespace-character-count="608"/>
  </office:meta>
</office:document-meta>
</file>